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officeooo:paragraph-rsid="02143885"/>
    </style:style>
    <style:style style:name="P516" style:family="paragraph" style:parent-style-name="CommitMessage">
      <style:text-properties officeooo:rsid="0214ac26" officeooo:paragraph-rsid="0214ac26"/>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438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885765335"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0340553500530"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918516441"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0339775526945" text:continue-list="list160340553500530"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918516441"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60340373708924" text:continue-list="list160339775526945"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cessors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TODO">☐ <text:span text:style-name="T339">Enable multi-error validation</text:span></text:p>
      <text:p text:style-name="P515">☐ Run the validation and update the DBLCLICK and SELCHANGE lists</text:p>
      <text:p text:style-name="P516">ConfigUpdater: Validation Dialog = add GUI elements for the validation interface, so switching files will clear the error list; VALIDATE will populate error list, and double-clicking an error will go to a specific line in the active file. → 47220f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7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26T16:03:38.865575200</dc:date>
    <meta:editing-duration>P12DT1H37M4S</meta:editing-duration>
    <meta:editing-cycles>525</meta:editing-cycles>
    <meta:generator>LibreOffice/25.2.4.3$Windows_X86_64 LibreOffice_project/33e196637044ead23f5c3226cde09b47731f7e27</meta:generator>
    <meta:document-statistic meta:table-count="4" meta:image-count="6" meta:object-count="0" meta:page-count="79" meta:paragraph-count="1125" meta:word-count="27640" meta:character-count="171302" meta:non-whitespace-character-count="143132"/>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